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ed3e8" officeooo:paragraph-rsid="000ed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kurs in die theoretische und empirische Coaching-Forschung</text:p>
      <text:p text:style-name="P1">Die empirische Coaching-Forschung und die Theorieentwicklung stehen laut dem gegenwärtigen Stand der der deutschen und englischsprachigen Coaching-Literatur (Vgl. Riedel 2003; Tonhäuser 2009) noch am Anfang. Nach Grimmer &amp; Neukorn dienen sogenannte "wissenschaftliche" Untersuchungen und Veröffentlichungen derzeit primär als Instrumente des Marketings und der Selbstprofilierung (Grimmer &amp; Neukorn 2009, S.24). Die Autoren bewerten die Methoden zur Untersuchung der Wirksamkeit von Coaching-Ansätzen, wie auch die verwendeten Datensätze als nicht wissenschaftlich. Hierbei bemängeln sie an erster Stelle, dass die meisten Studien es unterlassen, Coaching als Methode und Prozess genau zu definieren, obwohl die Definition des Untersuchungsgegenstands Grundvoraussetzung für eine wissenschaftliche Analyse ist. Desweiteren basieren die Daten überwiegend aus freiwilligen Interviews mit gecoachten Führungskräften, welche entsprechend nur sehr kleine Stichproben darstellen, die zugleich auch nicht randomisiert [Definition in Fußnote] sind. Eine wissenschaftlich rigide statistische Auswertung dieser Daten ist in der Folge grundsätzlich aufgrund des geringen sogenannten "Sample Size" [Definition in der Fußnote, was Sample Size ist] äußerst schwierig und wird von den Studien auch unterlassen (siehe: Künzli, 2006, 2009; Greif 2008; Mäthner, Jansen &amp; Bachmann 2005). In der Auswertung der Datensätze begnügen sich die meisten Autoren darauf, Häufigkeiten aufzuzählen, Prozentwerte zu berechnen und diese in grafischen Schaubildern darzustellen. Der Versuch, mittels statistischer Methoden, Korrelationen und im Idealfall auch Kausalitäten aufzudecken wird unterlassen. Aus diesen Ergebnissen verallgemeinernde Schlüsse auf Coaching generell zu ziehen ist als sehr fragwürdig zu bewerten.</text:p>
      <text:p text:style-name="P1">- eine Vorstellung der menschlichen Psyche ermöglicht es zu verstehen, wie Prozesse der psychischen Innenwelt ablaufen, sowie der Kontakt zwischen Innenwelt und Außenwelt (Grimmer &amp; Neukorn 2009, S.23)</text:p>
      <text:p text:style-name="P1">- nur so können die Anforderungen an Führungskräfte und ihre Bedürfnisse verstanden werden und kann der Coach zielführend mit den Personen interagieren</text:p>
      <text:p text:style-name="P1">- Eric Bernes Modell der Transaktionsanalyse zur menschlichen Persönlichkeit und der Interaktion zwischen Menschen ist für das Coaching sehr hilfreich und wird von vielen Coaches, wenn auch nicht immer explizit in ihrer Arbeit angewandt</text:p>
      <text:p text:style-name="P1">- Berne entwickelte seinen Ansatz aus dem beobachteten Verhalten im therapeutischen Kontext heraus im Gegensatz zu Sigmund Freud in seinem psycho-analytischen Modell des Über-Ich, Ich und Es</text:p>
      <text:p text:style-name="P1">- Freud entwickelte auf Basis seiner Theorie zur menschlichen Psyche Behandlungsmethoden für seine Patienten, während Berne den anderen Weg ging und induktiv aus empirischen Beobachtungen heraus sein Modell erstellte (Mollbach, Leinweber, Reimann, Mât 2012, S.234)</text:p>
      <text:p text:style-name="P1">- mit seinem Ansatz der Transaktionsanalyse beschreibt Berne die psychologische Beschaffenheit des Menschen und wie er aufgrund seiner persönlichen Beschaffenheit mit anderen Personen interagiert</text:p>
      <text:p text:style-name="P1">Transaktionsmodell nach Berne</text:p>
      <text:p text:style-name="P1"></text:p>
      <text:p text:style-name="P1"><text:s text:c="4"/>das Transaktionsmodell der menschlichen Psyche versucht durch Kommunikation mit anderen Personen, aber vor allem unbewusst auch mit sich selbst, Möglichkeiten zu geben, die Realitätswahrnehmung zu interpretieren und zu gestalten</text:p>
      <text:p text:style-name="P1"></text:p>
      <text:p text:style-name="P1"><text:s text:c="4"/>durch ein Veränderung der Kommunikation und somit einer anderen Perzeption der Wirklichkeit sollen neue Lebenswege eröffnet werden (Berne 1996, S.8)</text:p>
      <text:p text:style-name="P1"></text:p>
      <text:p text:style-name="P1"><text:s text:c="4"/>Grundlage der Transaktionsanalyse ist ein Modell der menschlichen Persönlichkeit und Kommunikationsabläufen zwischen Menschen in unterschiedlichen Kontexten</text:p>
      <text:p text:style-name="P1"></text:p>
      <text:p text:style-name="P1"><text:s text:c="4"/>die zwischenmenschliche Kommunikation bezeichnet Berne als Transaktionen und zur Entwicklung seiner Theorie hat er diese in Beziehung gesetzt mit inneren Prozessen, von denen ihm <text:soft-page-break/>Patienten in seinen Therapiesitzungen erzählten (siehe Berne 1996, S.14ff)</text:p>
      <text:p text:style-name="P1"></text:p>
      <text:p text:style-name="P1"><text:s text:c="4"/>eine Transaktion bezeichnet somit einen Austauschprozess, bewusst und unbewusst, zwischen Menschen und ihrer Umwelt - diese Kommunikation kann verbal und nonverbal stattfinden</text:p>
      <text:p text:style-name="P1"></text:p>
      <text:p text:style-name="P1"><text:s text:c="4"/>sich wiederholende Transaktionsmuster, die in einem bestimmten Kontext ablaufen (Beruf/Arbeitsplatz - Kommunikation mit Kollegen / Beziehungsstreitigkeiten) nennt Berne Spiele (Berne 1996, S.20)</text:p>
      <text:p text:style-name="P1"></text:p>
      <text:p text:style-name="P1"><text:s text:c="4"/>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</text:p>
      <text:p text:style-name="P1"></text:p>
      <text:p text:style-name="P1"><text:s text:c="4"/>jeder Mensch ist in der Lage, Probleme zu lösen</text:p>
      <text:p text:style-name="P1"></text:p>
      <text:p text:style-name="P1"><text:s text:c="4"/>jeder Mensch ist mit all seinen persönlichen Eigenschaften in seiner Gesamtheit in Ordnung</text:p>
      <text:p text:style-name="P1"></text:p>
      <text:p text:style-name="P1"><text:s text:c="4"/>jeder Mensch ist in der Lage, Verantwortung für seine eigenen Handlungen, sein Leben, und dessen Gestaltung zu übernehmen</text:p>
      <text:p text:style-name="P1"></text:p>
      <text:p text:style-name="P1"><text:s text:c="4"/>er besitzt die Fähigkeit, seine mentalen und emotionalen Vorgänge in seinem Innern, bewusst wahrzunehmen, zu reflektieren und in der Folge auch zu steuern</text:p>
      <text:p text:style-name="P1"></text:p>
      <text:p text:style-name="P1"><text:s text:c="4"/>hierdurch kann er auch seine Handlungen und die resultierenden sozialen Interaktionen steuern, bzw. zumindest beeinflussen</text:p>
      <text:p text:style-name="P1"></text:p>
      <text:p text:style-name="P1"><text:s text:c="4"/>das Transaktionsmodell erachtet jeden Menschen als fähig, sein Leben zu gestalten (und es somit zu verändern)</text:p>
      <text:p text:style-name="P1"></text:p>
      <text:p text:style-name="P1"><text:s text:c="4"/>die Transaktionsanalyse identifiziert vier Grundhaltungen, wie ein Mensch sich selbst und andere Personen um ihn herum betrachten kann (Berne 1996, S.8)</text:p>
      <text:p text:style-name="P1"></text:p>
      <text:p text:style-name="P1"><text:s text:c="4"/>Ich bin OK - Du bist OK</text:p>
      <text:p text:style-name="P1"></text:p>
      <text:p text:style-name="P1"><text:s text:c="4"/>Ich bin OK - Du bist nicht OK</text:p>
      <text:p text:style-name="P1"></text:p>
      <text:p text:style-name="P1"><text:s text:c="4"/>Ich bin nicht OK - Du bist OK</text:p>
      <text:p text:style-name="P1"></text:p>
      <text:p text:style-name="P1"><text:s text:c="4"/>Ich bin nicht OK - Du bist nicht OK</text:p>
      <text:p text:style-name="P1"></text:p>
      <text:p text:style-name="P1"><text:s text:c="4"/>Im Gegensatz zu den anderen Positionen entscheiden sich erwachsene Menschen bewusst für die erste Grundhaltung. Sie beruht nicht auf Gefühlen, sondern ergibt sich rationalen Denkprozessen, wie Überlegungen und Überzeugungen</text:p>
      <text:p text:style-name="P1"></text:p>
      <text:p text:style-name="P1"><text:s text:c="4"/>diese Position drückt aus, dass die Person denkt: </text:p>
      <text:p text:style-name="P1"></text:p>
      <text:p text:style-name="P1"><text:s text:c="4"/>ich und mein Gegenüber sind gleichberechtigt auf dieser Erde und haben das Recht, unsere Anschauungen zu vertreten</text:p>
      <text:p text:style-name="P1"></text:p>
      <text:p text:style-name="P1"><text:s text:c="4"/>ich muss nicht mit allem übereinstimmen, was mein Gegenüber sagt und denkt, aber ich <text:soft-page-break/>respektiere, sein abweichendes (nicht schadendes) Denken, Verhalten und Fühlen und werte es nicht ab</text:p>
      <text:p text:style-name="P1"></text:p>
      <text:p text:style-name="P1"><text:s text:c="4"/>die Grundhaltungen zwei und drei drücken ein Ungleichgewicht zwischen der eigenen Person und dem Gegenüber aus</text:p>
      <text:p text:style-name="P1"></text:p>
      <text:p text:style-name="P1"><text:s text:c="4"/>in der zweiten Position ist das Ich in Ordnung, jedoch der Gegenüber nicht</text:p>
      <text:p text:style-name="P1"></text:p>
      <text:p text:style-name="P1"><text:s text:c="4"/>dieser wird nicht als gleichberechtigt wahrgenommen und entsprechend wird ihmmit Abwertung begegnet</text:p>
      <text:p text:style-name="P1"></text:p>
      <text:p text:style-name="P1"><text:s text:c="4"/>in der Folge bleibt das eigene Ich stets ohne wirkliches, gleichberechtigtes Gegenüber und bleibt somit de facto alleine</text:p>
      <text:p text:style-name="P1"></text:p>
      <text:p text:style-name="P1"><text:s text:c="4"/>in der dritten Position ist die Betrachtungsweise genau umgekehrt:</text:p>
      <text:p text:style-name="P1"></text:p>
      <text:p text:style-name="P1"><text:s text:c="4"/>das Ich wird dem Gegenüber als unterlegen wahrgenommen</text:p>
      <text:p text:style-name="P1"></text:p>
      <text:p text:style-name="P1"><text:s text:c="4"/>dies hat zur Folge, dass die Person sich selbst als nicht mehr in der Lage sieht, Probleme zu lösen und mit anderen Menschen zu kommunizieren</text:p>
      <text:p text:style-name="P1"></text:p>
      <text:p text:style-name="P1"><text:s text:c="4"/>in der vierten Grundhaltung ist überhaupt keine Kommunikation zwischen den Menschen mehr möglich</text:p>
      <text:p text:style-name="P1"></text:p>
      <text:p text:style-name="P1"><text:s text:c="4"/>das Ich befindet sich wie im vorherigen Fall in einer defensiven Position und kann mit dem Gegenüber nicht mehr konstruktiv interagieren, da es an Selbstbewusstsein mangelt und somit Überzeugungskraft und Autorität fehlen</text:p>
      <text:p text:style-name="P1"></text:p>
      <text:p text:style-name="P1"><text:s text:c="4"/>weil das Gegenüber zugleich abwertend betrachtet wird, kann das Ich auch keine Ideen, oder sogar Kritik, also die Suggestion oder Aufforderung, die eigene Haltung zu ändern akzeptieren</text:p>
      <text:p text:style-name="P1"></text:p>
      <text:p text:style-name="P1"><text:s text:c="4"/>Letzte Grundhaltung führt bei Menschen zu einer Totalblokade, die äußerst schwer zu durchbrechen ist</text:p>
      <text:p text:style-name="P1"></text:p>
      <text:p text:style-name="P1"><text:s text:c="4"/>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</text:p>
      <text:p text:style-name="P1"></text:p>
      <text:p text:style-name="P1"><text:s text:c="4"/>Zugleich zeigt die Transaktionsanalyse mögliche Wege aus der gegenwärtigen Situation auf, da sie einerseits Veränderungen für möglich erachtet und darüberhinaus auch Konzept an die Hand gibt, was Personen an sich und damit an ihrem Umgang mit ihrer Umwelt ändern müssen</text:p>
      <text:p text:style-name="P1"></text:p>
      <text:p text:style-name="P1">Literatur:</text:p>
      <text:p text:style-name="P1"></text:p>
      <text:p text:style-name="P1"><text:s text:c="4"/>Berne, Eric (1996): Games people play: The psychology of human relationships</text:p>
      <text:p text:style-name="P1"></text:p>
      <text:p text:style-name="P1"><text:s text:c="4"/>Grimmer, Bernhard &amp; Neukorn, Marius (2009): Coaching und Psychotherapie: <text:s/>Gemeinsamkeiten und Unterschiede - Abgrenzung oder Integration?</text:p>
      <text:p text:style-name="P1"></text:p>
      <text:p text:style-name="P1"><text:s text:c="4"/>Mât, Christoph; Mollbach, Achim; Leinweber, Stefan; Reiman, Michaela (2012): Management <text:soft-page-break/>Coaching: Wie Unternehmen Führungskräfte zum Erfolg bringen können, in : Mattthias T. Meifert (Hrs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2-26T12:24:12.329084493</meta:creation-date>
    <dc:date>2015-02-26T14:24:25.357503839</dc:date>
    <dc:creator>Pascal Bernhard</dc:creator>
    <meta:editing-duration>PT1H45M2S</meta:editing-duration>
    <meta:editing-cycles>1</meta:editing-cycles>
    <meta:document-statistic meta:table-count="0" meta:image-count="0" meta:object-count="0" meta:page-count="4" meta:paragraph-count="87" meta:word-count="1157" meta:character-count="8723" meta:non-whitespace-character-count="7374"/>
    <meta:generator>LibreOffice/4.2.6.3$Linux_X86_64 LibreOffice_project/420m0$Build-3</meta:generator>
  </office:meta>
</office:document-meta>
</file>